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69.41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3.6mm"/>
    </style:style>
    <style:style style:name="co8" style:family="table-column">
      <style:table-column-properties fo:break-before="auto" style:column-width="36.12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28.63mm"/>
    </style:style>
    <style:style style:name="co11" style:family="table-column">
      <style:table-column-properties fo:break-before="auto" style:column-width="17.8mm"/>
    </style:style>
    <style:style style:name="co12" style:family="table-column">
      <style:table-column-properties fo:break-before="auto" style:column-width="15.86mm"/>
    </style:style>
    <style:style style:name="co13" style:family="table-column">
      <style:table-column-properties fo:break-before="auto" style:column-width="19.47mm"/>
    </style:style>
    <style:style style:name="co14" style:family="table-column">
      <style:table-column-properties fo:break-before="auto" style:column-width="21.41mm"/>
    </style:style>
    <style:style style:name="co15" style:family="table-column">
      <style:table-column-properties fo:break-before="auto" style:column-width="22.24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"/>
    </style:style>
    <style:style style:name="ce3" style:family="table-cell" style:parent-style-name="Default">
      <style:table-cell-properties fo:background-color="#dddddd"/>
    </style:style>
    <style:style style:name="ce11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9"/>
    </style:style>
    <style:style style:name="ce18" style:family="table-cell" style:parent-style-name="Default">
      <style:map style:condition="cell-content()=&quot;&quot;" style:apply-style-name="Cellule_20_invalide" style:base-cell-address="Feuille1.H9"/>
    </style:style>
    <style:style style:name="ce12" style:family="table-cell" style:parent-style-name="Default">
      <style:map style:condition="is-true-formula([Feuille1.G2]=0)" style:apply-style-name="Cellule_20_grisée" style:base-cell-address="Feuille1.H2"/>
    </style:style>
    <style:style style:name="ce23" style:family="table-cell" style:parent-style-name="Default">
      <style:map style:condition="cell-content()=&quot;&quot;" style:apply-style-name="Cellule_20_invalide" style:base-cell-address="Feuille1.H77"/>
    </style:style>
    <style:style style:name="ce21" style:family="table-cell" style:parent-style-name="Default">
      <style:map style:condition="is-true-formula([Feuille1.I9]=0)" style:apply-style-name="Cellule_20_grisée" style:base-cell-address="Feuille1.J9"/>
    </style:style>
    <style:style style:name="ce14" style:family="table-cell" style:parent-style-name="Default">
      <style:map style:condition="is-true-formula([Feuille1.K2]=1)" style:apply-style-name="Cellule_20_grisée" style:base-cell-address="Feuille1.L2"/>
      <style:map style:condition="is-true-formula(AND([Feuille1.K2]&gt;1;[Feuille1.L2]=&quot;&quot;))" style:apply-style-name="Cellule_20_invalide" style:base-cell-address="Feuille1.L2"/>
    </style:style>
    <style:style style:name="ce22" style:family="table-cell" style:parent-style-name="Default">
      <style:map style:condition="is-true-formula([Feuille1.K9]=1)" style:apply-style-name="Cellule_20_grisée" style:base-cell-address="Feuille1.L9"/>
      <style:map style:condition="is-true-formula(AND([Feuille1.K9]&gt;1;[Feuille1.L9]=&quot;&quot;))" style:apply-style-name="Cellule_20_invalide" style:base-cell-address="Feuille1.L9"/>
    </style:style>
    <style:style style:name="ce15" style:family="table-cell" style:parent-style-name="Default">
      <style:map style:condition="is-true-formula([Feuille1.K2]=1)" style:apply-style-name="Cellule_20_grisée" style:base-cell-address="Feuille1.M2"/>
      <style:map style:condition="is-true-formula(AND([Feuille1.K2]&gt;1;[Feuille1.M2]=&quot;&quot;))" style:apply-style-name="Cellule_20_invalide" style:base-cell-address="Feuille1.M2"/>
    </style:style>
    <style:style style:name="ce24" style:family="table-cell" style:parent-style-name="Default">
      <style:map style:condition="is-true-formula([Feuille1.K9]=1)" style:apply-style-name="Cellule_20_grisée" style:base-cell-address="Feuille1.M9"/>
      <style:map style:condition="is-true-formula(AND([Feuille1.K9]&gt;1;[Feuille1.M9]=&quot;&quot;))" style:apply-style-name="Cellule_20_invalide" style:base-cell-address="Feuille1.M9"/>
    </style:style>
    <style:style style:name="ce16" style:family="table-cell" style:parent-style-name="Default">
      <style:map style:condition="is-true-formula([Feuille1.K2]=1)" style:apply-style-name="Cellule_20_grisée" style:base-cell-address="Feuille1.N2"/>
      <style:map style:condition="is-true-formula(AND([Feuille1.K2]&gt;1;[Feuille1.N2]=&quot;&quot;))" style:apply-style-name="Cellule_20_invalide" style:base-cell-address="Feuille1.N2"/>
    </style:style>
    <style:style style:name="ce26" style:family="table-cell" style:parent-style-name="Default">
      <style:map style:condition="is-true-formula([Feuille1.K9]=1)" style:apply-style-name="Cellule_20_grisée" style:base-cell-address="Feuille1.N9"/>
      <style:map style:condition="is-true-formula(AND([Feuille1.K9]&gt;1;[Feuille1.N9]=&quot;&quot;))" style:apply-style-name="Cellule_20_invalide" style:base-cell-address="Feuille1.N9"/>
    </style:style>
    <style:style style:name="ce17" style:family="table-cell" style:parent-style-name="Default">
      <style:map style:condition="cell-content()=&quot;&quot;" style:apply-style-name="Cellule_20_invalide" style:base-cell-address="Feuille1.A2"/>
    </style:style>
    <style:style style:name="ce28" style:family="table-cell" style:parent-style-name="Default">
      <style:map style:condition="cell-content()=&quot;&quot;" style:apply-style-name="Cellule_20_invalide" style:base-cell-address="Feuille1.A9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2"/>
        <table:content-validation table:name="val2" table:condition="of:cell-content-is-in-list(&quot;0&quot;;&quot;semi_seaking&quot;;&quot;seaking&quot;)" table:allow-empty-cell="false" table:display-list="sort-ascending" table:base-cell-address="Feuille1.O12"/>
      </table:content-validations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2"/>
        <table:table-column table:style-name="co11" table:default-cell-style-name="ce11"/>
        <table:table-column table:style-name="co12" table:default-cell-style-name="ce14"/>
        <table:table-column table:style-name="co13" table:default-cell-style-name="ce15"/>
        <table:table-column table:style-name="co14" table:default-cell-style-name="ce16"/>
        <table:table-column table:style-name="co15" table:default-cell-style-name="ce11"/>
        <table:table-column table:style-name="co16" table:default-cell-style-name="ce17"/>
        <table:table-column table:style-name="co17" table:number-columns-repeated="1008" table:default-cell-style-name="Default"/>
        <table:table-row table:style-name="ro1">
          <table:table-cell table:style-name="ce1" office:value-type="string" calcext:value-type="string">
            <text:p>#weapon_name</text:p>
          </table:table-cell>
          <table:table-cell table:style-name="ce1" office:value-type="string" calcext:value-type="string">
            <text:p>display_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sound_name</text:p>
          </table:table-cell>
          <table:table-cell table:style-name="ce1" office:value-type="string" calcext:value-type="string">
            <text:p>time_between_shots</text:p>
          </table:table-cell>
          <table:table-cell table:style-name="ce1" office:value-type="string" calcext:value-type="string">
            <text:p>rafale</text:p>
          </table:table-cell>
          <table:table-cell table:style-name="ce1" office:value-type="string" calcext:value-type="string">
            <text:p>rafale_cooldown</text:p>
          </table:table-cell>
          <table:table-cell table:style-name="ce1" office:value-type="string" calcext:value-type="string">
            <text:p>multishot</text:p>
          </table:table-cell>
          <table:table-cell table:style-name="ce1" office:value-type="string" calcext:value-type="string">
            <text:p>xspread</text:p>
          </table:table-cell>
          <table:table-cell table:style-name="ce1" office:value-type="string" calcext:value-type="string">
            <text:p>dispersion</text:p>
          </table:table-cell>
          <table:table-cell table:style-name="ce1" office:value-type="string" calcext:value-type="string">
            <text:p>alternate</text:p>
          </table:table-cell>
          <table:table-cell table:style-name="ce1" office:value-type="string" calcext:value-type="string">
            <text:p>angle_offset</text:p>
          </table:table-cell>
          <table:table-cell table:style-name="ce1" office:value-type="string" calcext:value-type="string">
            <text:p>target_homing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lase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f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ser_fast</text:p>
          </table:table-cell>
          <table:table-cell office:value-type="string" calcext:value-type="string">
            <text:p>Laser fas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ser_360</text:p>
          </table:table-cell>
          <table:table-cell office:value-type="string" calcext:value-type="string">
            <text:p>Laser 360°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ser_player</text:p>
          </table:table-cell>
          <table:table-cell office:value-type="string" calcext:value-type="string">
            <text:p>Laser play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ser_bot</text:p>
          </table:table-cell>
          <table:table-cell office:value-type="string" calcext:value-type="string">
            <text:p>Default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ser_arc</text:p>
          </table:table-cell>
          <table:table-cell office:value-type="string" calcext:value-type="string">
            <text:p>Laser arc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fireball_sinus</text:p>
          </table:table-cell>
          <table:table-cell office:value-type="string" calcext:value-type="string">
            <text:p>Fireball sinu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5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laserbeam</text:p>
          </table:table-cell>
          <table:table-cell table:style-name="ce2" office:value-type="string" calcext:value-type="string">
            <text:p>Laser beam</text:p>
          </table:table-cell>
          <table:table-cell table:style-name="ce10" office:value-type="string" calcext:value-type="string">
            <text:p>2D/Equipment/laser_red.png</text:p>
          </table:table-cell>
          <table:table-cell table:number-columns-repeated="2"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ounds/laser.ogg</text:p>
          </table:table-cell>
          <table:table-cell table:style-name="ce18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21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V_Alpha1_laser</text:p>
          </table:table-cell>
          <table:table-cell office:value-type="string" calcext:value-type="string">
            <text:p>Vanguard Alpha1 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2_laserInt</text:p>
          </table:table-cell>
          <table:table-cell office:value-type="string" calcext:value-type="string">
            <text:p>Vanguard Alpha2 Laser Interio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2_laserExt</text:p>
          </table:table-cell>
          <table:table-cell office:value-type="string" calcext:value-type="string">
            <text:p>Vanguard Alpha2 Laser Exterio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2_death</text:p>
          </table:table-cell>
          <table:table-cell office:value-type="string" calcext:value-type="string">
            <text:p>Vanguard Alpha2 PostMortemSho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857142857142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3_laser</text:p>
          </table:table-cell>
          <table:table-cell office:value-type="string" calcext:value-type="string">
            <text:p>Vanguard Alpha3 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1_laser</text:p>
          </table:table-cell>
          <table:table-cell office:value-type="string" calcext:value-type="string">
            <text:p>Vanguard Sigma1 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1_laser180</text:p>
          </table:table-cell>
          <table:table-cell office:value-type="string" calcext:value-type="string">
            <text:p>Vanguard Sigma1 Laser 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1_laser90</text:p>
          </table:table-cell>
          <table:table-cell office:value-type="string" calcext:value-type="string">
            <text:p>Vanguard Sigma1 Laser 9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1_laser270</text:p>
          </table:table-cell>
          <table:table-cell office:value-type="string" calcext:value-type="string">
            <text:p>Vanguard Sigma1 Laser 27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2_laser</text:p>
          </table:table-cell>
          <table:table-cell office:value-type="string" calcext:value-type="string">
            <text:p>Vanguard Sigma2 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2_laser180</text:p>
          </table:table-cell>
          <table:table-cell office:value-type="string" calcext:value-type="string">
            <text:p>Vanguard Sigma2 Laser 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180" calcext:value-type="float">
            <text:p>18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2_laser90</text:p>
          </table:table-cell>
          <table:table-cell office:value-type="string" calcext:value-type="string">
            <text:p>Vanguard Sigma2 Laser 9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90" calcext:value-type="float">
            <text:p>9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2_laser270</text:p>
          </table:table-cell>
          <table:table-cell office:value-type="string" calcext:value-type="string">
            <text:p>Vanguard Sigma2 Laser 27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270" calcext:value-type="float">
            <text:p>27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3_laser</text:p>
          </table:table-cell>
          <table:table-cell office:value-type="string" calcext:value-type="string">
            <text:p>Vanguard Sigma3 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3_laser180</text:p>
          </table:table-cell>
          <table:table-cell office:value-type="string" calcext:value-type="string">
            <text:p>Vanguard Sigma3 Laser 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1_laser_supportL</text:p>
          </table:table-cell>
          <table:table-cell office:value-type="string" calcext:value-type="string">
            <text:p>Vanguard Beta1 Laser Support 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1_laser_supportR</text:p>
          </table:table-cell>
          <table:table-cell office:value-type="string" calcext:value-type="string">
            <text:p>Vanguard Beta1 Laser Support 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-50" calcext:value-type="float">
            <text:p>-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1_laser_supportL_exit</text:p>
          </table:table-cell>
          <table:table-cell office:value-type="string" calcext:value-type="string">
            <text:p>Vanguard Beta1 Laser Support Left Exi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1_laser_supportR_exit</text:p>
          </table:table-cell>
          <table:table-cell office:value-type="string" calcext:value-type="string">
            <text:p>Vanguard Beta1 Laser Support Right Exi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-50" calcext:value-type="float">
            <text:p>-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1_dragonball</text:p>
          </table:table-cell>
          <table:table-cell office:value-type="string" calcext:value-type="string">
            <text:p>Vanguard Beta1 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1_dragonballNoLock</text:p>
          </table:table-cell>
          <table:table-cell office:value-type="string" calcext:value-type="string">
            <text:p>Vanguard Beta1 Dragonballs 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2_dragonball</text:p>
          </table:table-cell>
          <table:table-cell office:value-type="string" calcext:value-type="string">
            <text:p>Vanguard Beta2 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2_laser_support40</text:p>
          </table:table-cell>
          <table:table-cell office:value-type="string" calcext:value-type="string">
            <text:p>Vanguard Beta2 Laser Support 4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2_laser_support180</text:p>
          </table:table-cell>
          <table:table-cell office:value-type="string" calcext:value-type="string">
            <text:p>Vanguard Beta2 Laser Support 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2_laser_support320</text:p>
          </table:table-cell>
          <table:table-cell office:value-type="string" calcext:value-type="string">
            <text:p>Vanguard Beta2 Laser Support 32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3_laser1</text:p>
          </table:table-cell>
          <table:table-cell office:value-type="string" calcext:value-type="string">
            <text:p>Vanguard Beta3 Laser 1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3_laser2</text:p>
          </table:table-cell>
          <table:table-cell office:value-type="string" calcext:value-type="string">
            <text:p>Vanguard Beta3 Laser 2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3_dragonball</text:p>
          </table:table-cell>
          <table:table-cell office:value-type="string" calcext:value-type="string">
            <text:p>Vanguard Beta3 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3_laser_support</text:p>
          </table:table-cell>
          <table:table-cell office:value-type="string" calcext:value-type="string">
            <text:p>Vanguard Beta3 Laser Suppor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180" calcext:value-type="float">
            <text:p>18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3_laser1NoLock</text:p>
          </table:table-cell>
          <table:table-cell office:value-type="string" calcext:value-type="string">
            <text:p>Vanguard Beta3 Laser 1 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3_laser2NoLock</text:p>
          </table:table-cell>
          <table:table-cell office:value-type="string" calcext:value-type="string">
            <text:p>Vanguard Beta3 Laser 2 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3_dragonballNoLock</text:p>
          </table:table-cell>
          <table:table-cell office:value-type="string" calcext:value-type="string">
            <text:p>Vanguard Beta3 Dragonballs 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1_laser_extL</text:p>
          </table:table-cell>
          <table:table-cell office:value-type="string" calcext:value-type="string">
            <text:p>Vanguard Delta1 Laser Exterior 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25" calcext:value-type="float">
            <text:p>25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1_laser_extR</text:p>
          </table:table-cell>
          <table:table-cell office:value-type="string" calcext:value-type="string">
            <text:p>Vanguard Delta1 Laser Exterior 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335" calcext:value-type="float">
            <text:p>335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1_laser_intL</text:p>
          </table:table-cell>
          <table:table-cell office:value-type="string" calcext:value-type="string">
            <text:p>Vanguard Delta1 Laser Interior 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12" calcext:value-type="float">
            <text:p>12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1_laser_intR</text:p>
          </table:table-cell>
          <table:table-cell office:value-type="string" calcext:value-type="string">
            <text:p>Vanguard Delta1 Laser Interior 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348" calcext:value-type="float">
            <text:p>348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1_blast</text:p>
          </table:table-cell>
          <table:table-cell office:value-type="string" calcext:value-type="string">
            <text:p>Vanguard Delta1 Blas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2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2_ring1L</text:p>
          </table:table-cell>
          <table:table-cell office:value-type="string" calcext:value-type="string">
            <text:p>Vanguard Delta2 Ring1 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2_ring1M</text:p>
          </table:table-cell>
          <table:table-cell office:value-type="string" calcext:value-type="string">
            <text:p>Vanguard Delta2 Ring1 Mid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2_ring1R</text:p>
          </table:table-cell>
          <table:table-cell office:value-type="string" calcext:value-type="string">
            <text:p>Vanguard Delta2 Ring1 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2_ring2L</text:p>
          </table:table-cell>
          <table:table-cell office:value-type="string" calcext:value-type="string">
            <text:p>Vanguard Delta2 Ring2 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12"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2_ring2M</text:p>
          </table:table-cell>
          <table:table-cell office:value-type="string" calcext:value-type="string">
            <text:p>Vanguard Delta2 Ring2 Mid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12"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2_ring2R</text:p>
          </table:table-cell>
          <table:table-cell office:value-type="string" calcext:value-type="string">
            <text:p>Vanguard Delta2 Ring2 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12"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3_blast</text:p>
          </table:table-cell>
          <table:table-cell office:value-type="string" calcext:value-type="string">
            <text:p>Vanguard Delta3 Blas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f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3_laser1</text:p>
          </table:table-cell>
          <table:table-cell office:value-type="string" calcext:value-type="string">
            <text:p>Vanguard Delta3 Laser1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3_laser2L</text:p>
          </table:table-cell>
          <table:table-cell office:value-type="string" calcext:value-type="string">
            <text:p>Vanguard Delta3 Laser2 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3_laser2R</text:p>
          </table:table-cell>
          <table:table-cell office:value-type="string" calcext:value-type="string">
            <text:p>Vanguard Delta3 Laser2 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3_laser3L</text:p>
          </table:table-cell>
          <table:table-cell office:value-type="string" calcext:value-type="string">
            <text:p>Vanguard Delta3 Laser3 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3_laser3R</text:p>
          </table:table-cell>
          <table:table-cell office:value-type="string" calcext:value-type="string">
            <text:p>Vanguard Delta3 Laser3 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3_blast_exit</text:p>
          </table:table-cell>
          <table:table-cell office:value-type="string" calcext:value-type="string">
            <text:p>Vanguard Delta3 Blast Exi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Gamma1_laser</text:p>
          </table:table-cell>
          <table:table-cell office:value-type="string" calcext:value-type="string">
            <text:p>Vanguard Gamma1 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7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Gamma2_ball</text:p>
          </table:table-cell>
          <table:table-cell office:value-type="string" calcext:value-type="string">
            <text:p>Vanguard Gamma2 Ball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Gamma2_missile</text:p>
          </table:table-cell>
          <table:table-cell office:value-type="string" calcext:value-type="string">
            <text:p>Vanguard Gamma2 Missile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f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Gamma3_laserL</text:p>
          </table:table-cell>
          <table:table-cell office:value-type="string" calcext:value-type="string">
            <text:p>Vanguard Gamma3 Laser 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-15" calcext:value-type="float">
            <text:p>-15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Gamma3_laserR</text:p>
          </table:table-cell>
          <table:table-cell office:value-type="string" calcext:value-type="string">
            <text:p>Vanguard Gamma3 Laser 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V_AlphaGold_laser50</text:p>
          </table:table-cell>
          <table:table-cell office:value-type="string" calcext:value-type="string">
            <text:p>Vanguard AlphaGold Laser 5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Gold_laser30</text:p>
          </table:table-cell>
          <table:table-cell office:value-type="string" calcext:value-type="string">
            <text:p>Vanguard AlphaGold Laser 3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Gold_laser0</text:p>
          </table:table-cell>
          <table:table-cell office:value-type="string" calcext:value-type="string">
            <text:p>Vanguard AlphaGold Laser 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f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Gold_laser180</text:p>
          </table:table-cell>
          <table:table-cell office:value-type="string" calcext:value-type="string">
            <text:p>Vanguard AlphaGold Laser 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2.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Gold_sniper</text:p>
          </table:table-cell>
          <table:table-cell office:value-type="string" calcext:value-type="string">
            <text:p>Vanguard AlphaGold Snip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2.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Gold_dragonball</text:p>
          </table:table-cell>
          <table:table-cell office:value-type="string" calcext:value-type="string">
            <text:p>Vanguard BetaGold 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f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Gold_laser</text:p>
          </table:table-cell>
          <table:table-cell office:value-type="string" calcext:value-type="string">
            <text:p>Vanguard BetaGold 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2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2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Gold_laser_double</text:p>
          </table:table-cell>
          <table:table-cell office:value-type="string" calcext:value-type="string">
            <text:p>Vanguard AlphaGold Laser Double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3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Gold_dragonball_arc</text:p>
          </table:table-cell>
          <table:table-cell office:value-type="string" calcext:value-type="string">
            <text:p>Vanguard BetaGold Dragonballs Arc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f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Gold_dragonball_homing</text:p>
          </table:table-cell>
          <table:table-cell office:value-type="string" calcext:value-type="string">
            <text:p>Vanguard BetaGold Dragonballs Homing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Gold_dragonball_arc_alt</text:p>
          </table:table-cell>
          <table:table-cell office:value-type="string" calcext:value-type="string">
            <text:p>Vanguard BetaGold Dragonballs Arc Al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23" office:value-type="string" calcext:value-type="string">
            <text:p>0.0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f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1"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calcext:conditional-formats>
          <calcext:conditional-format calcext:target-range-address="Feuille1.A2:Feuille1.I8 Feuille1.K2:Feuille1.K8 Feuille1.O2:Feuille1.P8 Feuille1.A11:Feuille1.F65 Feuille1.G11:Feuille1.I25 Feuille1.K11:Feuille1.K65 Feuille1.O11:Feuille1.P65 Feuille1.I26:Feuille1.I65 Feuille1.A67:Feuille1.I76 Feuille1.K67:Feuille1.K77 Feuille1.O67:Feuille1.P77 Feuille1.G26:Feuille1.H50 Feuille1.G51:Feuille1.G53 Feuille1.G54:Feuille1.H65 Feuille1.A77:Feuille1.G77 Feuille1.I77:Feuille1.I77">
            <calcext:condition calcext:apply-style-name="Cellule invalide" calcext:value="=&quot;&quot;" calcext:base-cell-address="Feuille1.A2"/>
          </calcext:conditional-format>
          <calcext:conditional-format calcext:target-range-address="Feuille1.J2:Feuille1.J8 Feuille1.J11:Feuille1.J65 Feuille1.J67:Feuille1.J77 Feuille1.H51:Feuille1.H53">
            <calcext:condition calcext:apply-style-name="Cellule grisée" calcext:value="formula-is([Feuille1.G2]=0)" calcext:base-cell-address="Feuille1.H2"/>
          </calcext:conditional-format>
          <calcext:conditional-format calcext:target-range-address="Feuille1.L2:Feuille1.L8 Feuille1.L11:Feuille1.L65 Feuille1.L67:Feuille1.L77">
            <calcext:condition calcext:apply-style-name="Cellule grisée" calcext:value="formula-is([Feuille1.K2]=1)" calcext:base-cell-address="Feuille1.L2"/>
            <calcext:condition calcext:apply-style-name="Cellule invalide" calcext:value="formula-is(AND([Feuille1.K2]&gt;1;[Feuille1.L2]=&quot;&quot;))" calcext:base-cell-address="Feuille1.L2"/>
          </calcext:conditional-format>
          <calcext:conditional-format calcext:target-range-address="Feuille1.M2:Feuille1.M8 Feuille1.M11:Feuille1.M65 Feuille1.M67:Feuille1.M77">
            <calcext:condition calcext:apply-style-name="Cellule grisée" calcext:value="formula-is([Feuille1.K2]=1)" calcext:base-cell-address="Feuille1.M2"/>
            <calcext:condition calcext:apply-style-name="Cellule invalide" calcext:value="formula-is(AND([Feuille1.K2]&gt;1;[Feuille1.M2]=&quot;&quot;))" calcext:base-cell-address="Feuille1.M2"/>
          </calcext:conditional-format>
          <calcext:conditional-format calcext:target-range-address="Feuille1.N2:Feuille1.N8 Feuille1.N11:Feuille1.N65 Feuille1.N67:Feuille1.N77">
            <calcext:condition calcext:apply-style-name="Cellule grisée" calcext:value="formula-is([Feuille1.K2]=1)" calcext:base-cell-address="Feuille1.N2"/>
            <calcext:condition calcext:apply-style-name="Cellule invalide" calcext:value="formula-is(AND([Feuille1.K2]&gt;1;[Feuille1.N2]=&quot;&quot;))" calcext:base-cell-address="Feuille1.N2"/>
          </calcext:conditional-format>
          <calcext:conditional-format calcext:target-range-address="Feuille1.I9:Feuille1.I9 Feuille1.K9:Feuille1.K9 Feuille1.O9:Feuille1.P9 Feuille1.A9:Feuille1.G9">
            <calcext:condition calcext:apply-style-name="Cellule invalide" calcext:value="=&quot;&quot;" calcext:base-cell-address="Feuille1.A9"/>
          </calcext:conditional-format>
          <calcext:conditional-format calcext:target-range-address="Feuille1.L9:Feuille1.L9">
            <calcext:condition calcext:apply-style-name="Cellule grisée" calcext:value="formula-is([Feuille1.K9]=1)" calcext:base-cell-address="Feuille1.L9"/>
            <calcext:condition calcext:apply-style-name="Cellule invalide" calcext:value="formula-is(AND([Feuille1.K9]&gt;1;[Feuille1.L9]=&quot;&quot;))" calcext:base-cell-address="Feuille1.L9"/>
          </calcext:conditional-format>
          <calcext:conditional-format calcext:target-range-address="Feuille1.M9:Feuille1.M9">
            <calcext:condition calcext:apply-style-name="Cellule grisée" calcext:value="formula-is([Feuille1.K9]=1)" calcext:base-cell-address="Feuille1.M9"/>
            <calcext:condition calcext:apply-style-name="Cellule invalide" calcext:value="formula-is(AND([Feuille1.K9]&gt;1;[Feuille1.M9]=&quot;&quot;))" calcext:base-cell-address="Feuille1.M9"/>
          </calcext:conditional-format>
          <calcext:conditional-format calcext:target-range-address="Feuille1.N9:Feuille1.N9">
            <calcext:condition calcext:apply-style-name="Cellule grisée" calcext:value="formula-is([Feuille1.K9]=1)" calcext:base-cell-address="Feuille1.N9"/>
            <calcext:condition calcext:apply-style-name="Cellule invalide" calcext:value="formula-is(AND([Feuille1.K9]&gt;1;[Feuille1.N9]=&quot;&quot;))" calcext:base-cell-address="Feuille1.N9"/>
          </calcext:conditional-format>
          <calcext:conditional-format calcext:target-range-address="Feuille1.H9:Feuille1.H9">
            <calcext:condition calcext:apply-style-name="Cellule invalide" calcext:value="=&quot;&quot;" calcext:base-cell-address="Feuille1.H9"/>
          </calcext:conditional-format>
          <calcext:conditional-format calcext:target-range-address="Feuille1.J9:Feuille1.J9">
            <calcext:condition calcext:apply-style-name="Cellule grisée" calcext:value="formula-is([Feuille1.I9]=0)" calcext:base-cell-address="Feuille1.J9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21:23:31.1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0T21:23:51.376000000</dc:date>
    <meta:generator>LibreOffice/5.4.4.2$Windows_X86_64 LibreOffice_project/2524958677847fb3bb44820e40380acbe820f960</meta:generator>
    <meta:editing-duration>PT3H46M21S</meta:editing-duration>
    <meta:editing-cycles>320</meta:editing-cycles>
    <meta:document-statistic meta:table-count="1" meta:cell-count="1197" meta:object-count="0"/>
  </office:meta>
</office:document-meta>
</file>